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 style:list-style-name="L9">
      <style:text-properties officeooo:rsid="0015fb44" officeooo:paragraph-rsid="0015fb44"/>
    </style:style>
    <style:style style:name="P2" style:family="paragraph" style:parent-style-name="Text_20_body" style:list-style-name="L7">
      <style:text-properties fo:font-size="16pt" officeooo:rsid="0015fb44" officeooo:paragraph-rsid="0015fb44" style:font-size-asian="14pt" style:font-size-complex="16pt"/>
    </style:style>
    <style:style style:name="P3" style:family="paragraph" style:parent-style-name="Text_20_body" style:list-style-name="L9">
      <style:text-properties fo:font-size="16pt" officeooo:rsid="0015fb44" officeooo:paragraph-rsid="0015fb44" style:font-size-asian="14pt" style:font-size-complex="16pt"/>
    </style:style>
    <style:style style:name="P4" style:family="paragraph" style:parent-style-name="Text_20_body" style:list-style-name="L11">
      <style:text-properties fo:font-size="16pt" officeooo:paragraph-rsid="00174e09" style:font-size-asian="14pt" style:font-size-complex="16pt"/>
    </style:style>
    <style:style style:name="P5" style:family="paragraph" style:parent-style-name="Text_20_body" style:list-style-name="L9">
      <style:text-properties fo:font-size="16pt" style:text-underline-style="none" officeooo:rsid="0015fb44" officeooo:paragraph-rsid="0015fb44" style:font-size-asian="14pt" style:font-size-complex="16pt"/>
    </style:style>
    <style:style style:name="P6" style:family="paragraph" style:parent-style-name="Text_20_body">
      <style:text-properties style:font-name="Liberation Mono" officeooo:paragraph-rsid="00147d33"/>
    </style:style>
    <style:style style:name="P7" style:family="paragraph" style:parent-style-name="Text_20_body" style:list-style-name="L6">
      <style:text-properties style:font-name="Liberation Mono" fo:font-size="16pt" officeooo:rsid="00147d33" officeooo:paragraph-rsid="00147d33" style:font-size-asian="14pt" style:font-size-complex="16pt"/>
    </style:style>
    <style:style style:name="P8" style:family="paragraph" style:parent-style-name="Text_20_body" style:list-style-name="L6">
      <style:text-properties style:font-name="Liberation Mono" fo:font-size="16pt" officeooo:rsid="0015fb44" officeooo:paragraph-rsid="0015fb44" style:font-size-asian="14pt" style:font-size-complex="16pt"/>
    </style:style>
    <style:style style:name="P9" style:family="paragraph" style:parent-style-name="Text_20_body" style:list-style-name="L10">
      <style:paragraph-properties fo:text-align="start" style:justify-single-word="false"/>
      <style:text-properties officeooo:rsid="0015fb44" officeooo:paragraph-rsid="0015fb44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Preformatted_20_Text" style:list-style-name="L4">
      <style:paragraph-properties fo:text-align="start" style:justify-single-word="false"/>
      <style:text-properties style:font-name="Liberation Mono" fo:font-size="16pt" officeooo:paragraph-rsid="0011724d" style:font-size-asian="16pt" style:font-size-complex="16pt"/>
    </style:style>
    <style:style style:name="P12" style:family="paragraph" style:parent-style-name="Preformatted_20_Text" style:list-style-name="L2">
      <style:paragraph-properties fo:text-align="start" style:justify-single-word="false"/>
      <style:text-properties style:font-name="Liberation Mono" fo:font-size="16pt" officeooo:rsid="00131f3b" officeooo:paragraph-rsid="00131f3b" style:font-size-asian="16pt" style:font-size-complex="16pt"/>
    </style:style>
    <style:style style:name="P13" style:family="paragraph" style:parent-style-name="Preformatted_20_Text" style:list-style-name="L3">
      <style:paragraph-properties fo:text-align="start" style:justify-single-word="false"/>
      <style:text-properties style:font-name="Liberation Mono" fo:font-size="16pt" officeooo:rsid="00131f3b" officeooo:paragraph-rsid="00131f3b" style:font-size-asian="16pt" style:font-size-complex="16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6pt" officeooo:rsid="00131f3b" officeooo:paragraph-rsid="00131f3b" style:font-size-asian="16pt" style:font-size-complex="16pt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6pt" officeooo:rsid="00139711" officeooo:paragraph-rsid="00139711" style:font-size-asian="16pt" style:font-size-complex="16pt"/>
    </style:style>
    <style:style style:name="P16" style:family="paragraph" style:parent-style-name="Preformatted_20_Text" style:list-style-name="L5">
      <style:paragraph-properties fo:text-align="start" style:justify-single-word="false"/>
      <style:text-properties style:font-name="Liberation Mono" fo:font-size="16pt" officeooo:rsid="00139711" officeooo:paragraph-rsid="00139711" style:font-size-asian="16pt" style:font-size-complex="16pt"/>
    </style:style>
    <style:style style:name="P17" style:family="paragraph" style:parent-style-name="Preformatted_20_Text" style:list-style-name="L3">
      <style:paragraph-properties fo:text-align="start" style:justify-single-word="false"/>
      <style:text-properties style:font-name="Liberation Mono" fo:font-size="16pt" officeooo:rsid="0015fb44" officeooo:paragraph-rsid="0015fb44" style:font-size-asian="16pt" style:font-size-complex="16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1" style:list-style-name=""/>
    <style:style style:name="P21" style:family="paragraph" style:parent-style-name="Heading_20_1">
      <style:text-properties style:font-name="Liberation Mono"/>
    </style:style>
    <style:style style:name="P22" style:family="paragraph" style:parent-style-name="Heading_20_1">
      <style:text-properties officeooo:rsid="0015fb44" officeooo:paragraph-rsid="0015fb44"/>
    </style:style>
    <style:style style:name="P23" style:family="paragraph" style:parent-style-name="Heading_20_1">
      <style:paragraph-properties fo:break-before="page"/>
      <style:text-properties style:font-name="Liberation Mono"/>
    </style:style>
    <style:style style:name="P24" style:family="paragraph" style:parent-style-name="Heading_20_2">
      <style:text-properties style:font-name="Liberation Mono"/>
    </style:style>
    <style:style style:name="P25" style:family="paragraph" style:parent-style-name="Heading_20_2">
      <style:text-properties style:font-name="Liberation Mono" officeooo:rsid="00147d33" officeooo:paragraph-rsid="00147d33"/>
    </style:style>
    <style:style style:name="P26" style:family="paragraph" style:parent-style-name="Heading_20_2">
      <style:text-properties officeooo:rsid="0015fb44" officeooo:paragraph-rsid="0015fb44"/>
    </style:style>
    <style:style style:name="P27" style:family="paragraph" style:parent-style-name="Heading_20_2">
      <style:text-properties officeooo:rsid="00174e09" officeooo:paragraph-rsid="00174e09"/>
    </style:style>
    <style:style style:name="P28" style:family="paragraph" style:parent-style-name="Heading_20_3">
      <style:text-properties officeooo:rsid="0015fb44" officeooo:paragraph-rsid="0015fb44"/>
    </style:style>
    <style:style style:name="P29" style:family="paragraph" style:parent-style-name="Heading_20_3">
      <style:paragraph-properties fo:text-align="center" style:justify-single-word="false"/>
      <style:text-properties fo:font-size="16pt" style:font-size-asian="14pt" style:font-size-complex="16pt"/>
    </style:style>
    <style:style style:name="T1" style:family="text">
      <style:text-properties officeooo:rsid="0011724d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5fb44" style:font-size-asian="14pt" style:font-size-complex="16pt"/>
    </style:style>
    <style:style style:name="T4" style:family="text">
      <style:text-properties officeooo:rsid="0015fb4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106_3655784643" text:style-name="Index_20_Link" text:visited-style-name="Index_20_Link">Interface<text:tab/>2</text:a></text:p>
          <text:p text:style-name="P18"><text:a xlink:type="simple" xlink:href="#__RefHeading___Toc108_3655784643" text:style-name="Index_20_Link" text:visited-style-name="Index_20_Link">Файлы сохранения<text:tab/>2</text:a></text:p>
          <text:p text:style-name="P18"><text:a xlink:type="simple" xlink:href="#__RefHeading___Toc110_3655784643" text:style-name="Index_20_Link" text:visited-style-name="Index_20_Link">Файлы игры<text:tab/>2</text:a></text:p>
          <text:p text:style-name="P19"><text:a xlink:type="simple" xlink:href="#__RefHeading___Toc112_3655784643" text:style-name="Index_20_Link" text:visited-style-name="Index_20_Link">Реализация нелинейности<text:tab/>2</text:a></text:p>
        </text:index-body>
      </text:table-of-content>
      <text:h text:style-name="P20" text:outline-level="1"/>
      <text:h text:style-name="P23" text:outline-level="1"><text:bookmark-start text:name="__RefHeading___Toc106_3655784643"/>Interface<text:bookmark-end text:name="__RefHeading___Toc106_3655784643"/></text:h>
      <text:list xml:id="list2346275830" text:style-name="L4">
        <text:list-item>
          <text:p text:style-name="P11"><text:span text:style-name="T1">Сделать реализацию интерфейса</text:span></text:p>
        </text:list-item>
      </text:list>
      <text:h text:style-name="P21" text:outline-level="1"><text:bookmark-start text:name="__RefHeading___Toc108_3655784643"/>Файлы сохранения<text:bookmark-end text:name="__RefHeading___Toc108_3655784643"/></text:h>
      <text:list xml:id="list3456860893" text:style-name="L2">
        <text:list-item>
          <text:p text:style-name="P12">Полу-бинарный файл с текущим прогрессом</text:p>
        </text:list-item>
      </text:list>
      <text:h text:style-name="P27" text:outline-level="2">Реализация сохранения</text:h>
      <text:list xml:id="list510507014" text:style-name="L11">
        <text:list-item>
          <text:p text:style-name="P4"/>
        </text:list-item>
      </text:list>
      <text:list xml:id="list144804523069818" text:continue-list="list3456860893" text:style-name="L2">
        <text:list-header>
          <text:p text:style-name="P12"/>
        </text:list-header>
      </text:list>
      <text:h text:style-name="P21" text:outline-level="1"><text:bookmark-start text:name="__RefHeading___Toc110_3655784643"/>Файлы игры<text:bookmark-end text:name="__RefHeading___Toc110_3655784643"/></text:h>
      <text:p text:style-name="P14"/>
      <text:list xml:id="list47542983" text:style-name="L3">
        <text:list-item>
          <text:p text:style-name="P13">Файл нулевого прогресса</text:p>
        </text:list-item>
        <text:list-item>
          <text:p text:style-name="P13">Файлы конкретных событий</text:p>
        </text:list-item>
        <text:list-item>
          <text:p text:style-name="P17">Файл Персонаж</text:p>
        </text:list-item>
      </text:list>
      <text:h text:style-name="P24" text:outline-level="2"><text:bookmark-start text:name="__RefHeading___Toc112_3655784643"/>Реализация нелинейности<text:bookmark-end text:name="__RefHeading___Toc112_3655784643"/></text:h>
      <text:p text:style-name="P15"/>
      <text:list xml:id="list2045467155" text:style-name="L5">
        <text:list-item>
          <text:p text:style-name="P16">У каждого события есть клас логических переменных , сохранающих инф-ю о текущих состояниях события.</text:p>
        </text:list-item>
        <text:list-item>
          <text:p text:style-name="P16">При обращении к событию , игра конвертирует 2-ное число , где и-тая цыфра равна и-му ло-му параметру в 10-е, и вызывает ф-ю с индексом ,равному етому числу из специального списка </text:p>
        </text:list-item>
        <text:list-item>
          <text:p text:style-name="P16">При продвижении по событию в класс лог-х переменных вноситься изменения </text:p>
        </text:list-item>
        <text:list-item>
          <text:p text:style-name="P16">Для реализации , нужна ф-я , На вход : словарь вида индекс:ф-я , на выход специальный список.</text:p>
        </text:list-item>
        <text:list-item>
          <text:p text:style-name="P16">Переход осуществляется запоминанием ссп и переходом из файла.</text:p>
        </text:list-item>
      </text:list>
      <text:h text:style-name="P25" text:outline-level="2">Реализация елементарных игровых ф-й</text:h>
      <text:p text:style-name="P6"/>
      <text:list xml:id="list2924515736" text:style-name="L6">
        <text:list-item>
          <text:p text:style-name="P7">Случайное событие с заданой вероятностью</text:p>
        </text:list-item>
        <text:list-item>
          <text:p text:style-name="P7">Проверка возможности выполнения действия , в <text:soft-page-break/>зависимоти от параметров</text:p>
        </text:list-item>
        <text:list-item>
          <text:p text:style-name="P7">Музыка</text:p>
        </text:list-item>
        <text:list-item>
          <text:p text:style-name="P7">Изображение </text:p>
        </text:list-item>
        <text:list-item>
          <text:p text:style-name="P7">Фон</text:p>
        </text:list-item>
        <text:list-item>
          <text:p text:style-name="P8">звуки</text:p>
        </text:list-item>
      </text:list>
      <text:h text:style-name="P22" text:outline-level="1">Игровая процедура</text:h>
      <text:h text:style-name="P26" text:outline-level="2">Вход</text:h>
      <text:list xml:id="list4061345726" text:style-name="L9">
        <text:list-item>
          <text:p text:style-name="P5">Создание персонажа</text:p>
          <text:p text:style-name="P1">Игровой процесс</text:p>
        </text:list-item>
        <text:list-item>
          <text:p text:style-name="P3">Запуск события «start.py»</text:p>
        </text:list-item>
      </text:list>
      <text:h text:style-name="P28" text:outline-level="3">Меню</text:h>
      <text:list xml:id="list1950272342" text:style-name="L7">
        <text:list-item>
          <text:p text:style-name="P2">Начать новую </text:p>
        </text:list-item>
        <text:list-item>
          <text:p text:style-name="P2">Возобновить текущую</text:p>
        </text:list-item>
        <text:list-item>
          <text:p text:style-name="P2">Список сохраненных</text:p>
        </text:list-item>
        <text:list-item>
          <text:p text:style-name="P2">Выход</text:p>
        </text:list-item>
      </text:list>
      <text:h text:style-name="P29" text:outline-level="3">«<text:span text:style-name="T4">start.py»</text:span></text:h>
      <text:list xml:id="list1197436583" text:style-name="L10">
        <text:list-item>
          <text:p text:style-name="P9"><text:span text:style-name="T2">Экспозиция</text:span></text:p>
        </text:list-item>
        <text:list-item>
          <text:p text:style-name="P9"><text:span text:style-name="T2"/></text:p>
        </text:list-item>
      </text:list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4:48:03.147347071</dc:date>
    <meta:editing-duration>PT18M5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3" meta:paragraph-count="42" meta:word-count="185" meta:character-count="1142" meta:non-whitespace-character-count="1019"/>
  </office:meta>
</office:document-meta>
</file>